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7B00000290E4BA97DFC527A207.png" manifest:media-type="image/png"/>
  <manifest:file-entry manifest:full-path="Pictures/100002010000037B000003376F86927FA7E82BC1.png" manifest:media-type="image/png"/>
  <manifest:file-entry manifest:full-path="Pictures/100002010000036B00000290B3C1872DF3D9494A.png" manifest:media-type="image/png"/>
  <manifest:file-entry manifest:full-path="Pictures/100002010000036B00000290468F8717C1562CF5.png" manifest:media-type="image/png"/>
  <manifest:file-entry manifest:full-path="Pictures/100002010000036B00000290B8627C667FE2B7E8.png" manifest:media-type="image/png"/>
  <manifest:file-entry manifest:full-path="Pictures/100002010000036B00000290175FDF617B8FABB1.png" manifest:media-type="image/png"/>
  <manifest:file-entry manifest:full-path="Pictures/100002010000036B00000290F39C853C12D92770.png" manifest:media-type="image/png"/>
  <manifest:file-entry manifest:full-path="Pictures/100002010000036B00000290EEBE506426D6FE6B.png" manifest:media-type="image/png"/>
  <manifest:file-entry manifest:full-path="Pictures/100002010000036B00000290DF7A6E45D49B4ED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9cm" fo:min-width="15.987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9cm" fo:min-width="2.44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9cm" fo:min-width="2.47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9cm" fo:min-width="2.70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none" draw:fill-color="#ffffff"/>
      <style:text-properties fo:font-size="18pt" style:font-size-asian="18pt" style:font-size-complex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6pt" style:font-size-asian="16pt" style:font-size-complex="16pt"/>
    </style:style>
    <style:style style:name="P4" style:family="paragraph">
      <loext:graphic-properties draw:fill="none" draw:fill-color="#ffffff"/>
      <style:text-properties fo:font-size="23.7999992370605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6.487cm" svg:height="1.269cm" svg:x="1.254cm" svg:y="1cm">
          <draw:text-box>
            <text:p><text:span text:style-name="T1">Machines performance on gen_sqw and combine (10Gb)</text:span></text:p>
          </draw:text-box>
        </draw:frame>
        <draw:frame draw:style-name="gr2" draw:text-style-name="P2" draw:layer="layout" svg:width="8cm" svg:height="6cm" svg:x="1.421cm" svg:y="2.351cm">
          <draw:image xlink:href="Pictures/100002010000036B00000290B8627C667FE2B7E8.png" xlink:type="simple" xlink:show="embed" xlink:actuate="onLoad">
            <text:p/>
          </draw:image>
        </draw:frame>
        <draw:frame draw:style-name="gr2" draw:text-style-name="P2" draw:layer="layout" svg:width="8cm" svg:height="6.07cm" svg:x="10.652cm" svg:y="2.212cm">
          <draw:image xlink:href="Pictures/100002010000036B00000290175FDF617B8FABB1.png" xlink:type="simple" xlink:show="embed" xlink:actuate="onLoad">
            <text:p/>
          </draw:image>
        </draw:frame>
        <draw:frame draw:style-name="gr3" draw:text-style-name="P3" draw:layer="layout" svg:width="2.949cm" svg:height="1.269cm" svg:x="1.438cm" svg:y="1.763cm">
          <draw:text-box>
            <text:p><text:span text:style-name="T2">ndmlnx01</text:span></text:p>
          </draw:text-box>
        </draw:frame>
        <draw:frame draw:style-name="gr4" draw:text-style-name="P3" draw:layer="layout" svg:width="2.974cm" svg:height="1.269cm" svg:x="2.524cm" svg:y="8.021cm">
          <draw:text-box>
            <text:p><text:span text:style-name="T2">n-workers</text:span></text:p>
          </draw:text-box>
        </draw:frame>
        <draw:frame draw:style-name="gr5" draw:text-style-name="P3" draw:layer="layout" svg:width="3.203cm" svg:height="1.269cm" svg:x="11.668cm" svg:y="8.021cm">
          <draw:text-box>
            <text:p><text:span text:style-name="T2">cache-size</text:span></text:p>
          </draw:text-box>
        </draw:frame>
        <draw:frame draw:style-name="gr2" draw:text-style-name="P2" draw:layer="layout" svg:width="8cm" svg:height="6cm" svg:x="1.436cm" svg:y="9.61cm">
          <draw:image xlink:href="Pictures/100002010000036B00000290EEBE506426D6FE6B.png" xlink:type="simple" xlink:show="embed" xlink:actuate="onLoad">
            <text:p/>
          </draw:image>
        </draw:frame>
        <draw:frame draw:style-name="gr2" draw:text-style-name="P2" draw:layer="layout" svg:width="8cm" svg:height="6cm" svg:x="10.906cm" svg:y="9.464cm">
          <draw:image xlink:href="Pictures/100002010000036B00000290468F8717C1562CF5.png" xlink:type="simple" xlink:show="embed" xlink:actuate="onLoad">
            <text:p/>
          </draw:image>
        </draw:frame>
        <draw:frame draw:style-name="gr6" draw:text-style-name="P3" draw:layer="layout" svg:width="10.16cm" svg:height="1.016cm" svg:x="1.254cm" svg:y="8.827cm">
          <draw:text-box>
            <text:p><text:span text:style-name="T2">iDaaaS large</text:span></text:p>
          </draw:text-box>
        </draw:frame>
        <draw:frame draw:style-name="gr5" draw:text-style-name="P3" draw:layer="layout" svg:width="3.203cm" svg:height="1.269cm" svg:x="11.767cm" svg:y="15.225cm">
          <draw:text-box>
            <text:p><text:span text:style-name="T2">cache-size</text:span></text:p>
          </draw:text-box>
        </draw:frame>
        <draw:frame draw:style-name="gr4" draw:text-style-name="P4" draw:layer="layout" svg:width="2.974cm" svg:height="1.269cm" svg:x="2.344cm" svg:y="15.224cm">
          <draw:text-box>
            <text:p><text:span text:style-name="T2">n-workers</text:span></text:p>
          </draw:text-box>
        </draw:frame>
        <draw:frame draw:style-name="gr2" draw:text-style-name="P2" draw:layer="layout" svg:width="8cm" svg:height="5.9cm" svg:x="1.336cm" svg:y="9.51cm">
          <draw:image xlink:href="Pictures/100002010000036B00000290F39C853C12D92770.png" xlink:type="simple" xlink:show="embed" xlink:actuate="onLoad">
            <text:p/>
          </draw:image>
        </draw:frame>
        <draw:frame draw:style-name="gr2" draw:text-style-name="P2" draw:layer="layout" svg:width="8cm" svg:height="5.91cm" svg:x="1.762cm" svg:y="16.334cm">
          <draw:image xlink:href="Pictures/100002010000036B00000290DF7A6E45D49B4EDD.png" xlink:type="simple" xlink:show="embed" xlink:actuate="onLoad">
            <text:p/>
          </draw:image>
        </draw:frame>
        <draw:frame draw:style-name="gr6" draw:text-style-name="P3" draw:layer="layout" svg:width="10.16cm" svg:height="1.016cm" svg:x="1cm" svg:y="15.986cm">
          <draw:text-box>
            <text:p><text:span text:style-name="T2">iDaaaS Small</text:span></text:p>
          </draw:text-box>
        </draw:frame>
        <draw:frame draw:style-name="gr2" draw:text-style-name="P2" draw:layer="layout" svg:width="8cm" svg:height="5.92cm" svg:x="11.06cm" svg:y="15.924cm">
          <draw:image xlink:href="Pictures/100002010000036B00000290B3C1872DF3D9494A.png" xlink:type="simple" xlink:show="embed" xlink:actuate="onLoad">
            <text:p/>
          </draw:image>
        </draw:frame>
        <draw:frame draw:style-name="gr7" draw:text-style-name="P5" draw:layer="layout" svg:width="8cm" svg:height="6.074cm" draw:transform="skewX (0.00383972435438752) translate (1.79cm 22.726cm)">
          <draw:image xlink:href="Pictures/100002010000037B000003376F86927FA7E82BC1.png" xlink:type="simple" xlink:show="embed" xlink:actuate="onLoad">
            <text:p/>
          </draw:image>
        </draw:frame>
        <draw:frame draw:style-name="gr7" draw:text-style-name="P5" draw:layer="layout" svg:width="8cm" svg:height="6cm" svg:x="11.214cm" svg:y="22.852cm">
          <draw:image xlink:href="Pictures/100002010000037B00000290E4BA97DFC527A207.png" xlink:type="simple" xlink:show="embed" xlink:actuate="onLoad">
            <text:p/>
          </draw:image>
        </draw:frame>
        <draw:frame draw:style-name="gr8" draw:text-style-name="P6" draw:layer="layout" svg:width="3.106cm" svg:height="0.962cm" svg:x="1.254cm" svg:y="22.336cm">
          <draw:text-box>
            <text:p>lnxT7500</text:p>
          </draw:text-box>
        </draw:frame>
        <presentation:notes draw:style-name="dp2">
          <draw:page-thumbnail draw:style-name="gr9" draw:layer="layout" svg:width="13.968cm" svg:height="10.476cm" svg:x="3.81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5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2000007629395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27cm" fo:margin-bottom="0cm" fo:text-indent="0cm"/>
      <style:text-properties fo:font-size="3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5cm" fo:margin-bottom="0cm" fo:text-indent="0cm"/>
      <style:text-properties fo:font-size="31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3cm" fo:margin-bottom="0cm" fo:text-indent="0cm"/>
      <style:text-properties fo:font-size="26.3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0999984741211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4.982cm" svg:height="7.047cm" svg:x="3.156cm" svg:y="2.397cm"/>
      <draw:page-thumbnail draw:layer="backgroundobjects" svg:width="4.982cm" svg:height="7.047cm" svg:x="3.156cm" svg:y="10.445cm"/>
      <draw:page-thumbnail draw:layer="backgroundobjects" svg:width="4.982cm" svg:height="7.047cm" svg:x="3.156cm" svg:y="18.493cm"/>
      <draw:page-thumbnail draw:layer="backgroundobjects" svg:width="4.982cm" svg:height="7.047cm" svg:x="13.451cm" svg:y="2.397cm"/>
      <draw:page-thumbnail draw:layer="backgroundobjects" svg:width="4.982cm" svg:height="7.047cm" svg:x="13.451cm" svg:y="10.445cm"/>
      <draw:page-thumbnail draw:layer="backgroundobjects" svg:width="4.982cm" svg:height="7.047cm" svg:x="13.451cm" svg:y="18.493cm"/>
    </style:handout-master>
    <style:master-page style:name="Default" style:page-layout-name="PM1" draw:style-name="Mdp1">
      <draw:frame presentation:style-name="Default-title" draw:layer="backgroundobjects" svg:width="17.099cm" svg:height="4.625cm" svg:x="1.95cm" svg:y="2.104cm" presentation:class="title" presentation:placeholder="true">
        <draw:text-box/>
      </draw:frame>
      <draw:frame presentation:style-name="Default-outline1" draw:layer="backgroundobjects" svg:width="17.099cm" svg:height="16.065cm" svg:x="1.95cm" svg:y="7.481cm" presentation:class="outline" presentation:placeholder="true">
        <draw:text-box/>
      </draw:frame>
      <draw:frame presentation:style-name="Mpr1" draw:text-style-name="MP2" draw:layer="backgroundobjects" svg:width="4.426cm" svg:height="1.91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1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1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7T16:39:41.819315839</meta:creation-date>
    <dc:date>2019-07-18T12:05:25.617330546</dc:date>
    <meta:editing-duration>PT34M24S</meta:editing-duration>
    <meta:editing-cycles>8</meta:editing-cycles>
    <meta:generator>LibreOffice/6.0.7.3$Linux_X86_64 LibreOffice_project/00m0$Build-3</meta:generator>
    <meta:document-statistic meta:object-count="41"/>
  </office:meta>
</office:document-meta>
</file>